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Monospace" officeooo:rsid="0007ca5c" officeooo:paragraph-rsid="0007ca5c" style:font-name-asian="Monospace"/>
    </style:style>
    <style:style style:name="P2" style:family="paragraph" style:parent-style-name="Standard">
      <style:paragraph-properties fo:text-align="center" style:justify-single-word="false"/>
      <style:text-properties style:font-name="Monospace" fo:font-size="36pt" officeooo:rsid="000813a4" officeooo:paragraph-rsid="000813a4" style:font-name-asian="Monospace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style:font-name="Monospace" fo:font-size="15pt" officeooo:rsid="000813a4" officeooo:paragraph-rsid="000813a4" style:font-name-asian="Monospace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style:font-name="Monospace" fo:font-size="13pt" officeooo:rsid="000813a4" officeooo:paragraph-rsid="000813a4" style:font-name-asian="Monospace" style:font-size-asian="11.3500003814697pt" style:font-size-complex="13pt"/>
    </style:style>
    <style:style style:name="P5" style:family="paragraph" style:parent-style-name="Standard">
      <style:text-properties style:font-name="Monospace" fo:font-size="15pt" officeooo:rsid="0007ca5c" officeooo:paragraph-rsid="000a71e8" style:font-name-asian="Monospace" style:font-size-asian="15pt" style:font-size-complex="15pt"/>
    </style:style>
    <style:style style:name="T1" style:family="text">
      <style:text-properties officeooo:rsid="000a08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个人主页制作</text:p>
      <text:p text:style-name="P4"/>
      <text:p text:style-name="P3">张佳瑜 2012013304</text:p>
      <text:p text:style-name="P1"/>
      <text:p text:style-name="P5"><text:s text:c="3"/>助教你好，这是我的个人主页。首页的那张朝阳的图片是我家的一张照片，可以作为我的头像。日志内容也写了一些。大部分浏览器应该都能用，我这里没有用css3特有的功能。<text:span text:style-name="T1">我的github链接是https://github.com/ZhangJiayu/ZhangJiayu.github.i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2T21:54:11.714102243</meta:creation-date>
    <dc:date>2014-07-02T23:44:47.000334393</dc:date>
    <meta:editing-duration>PT2M6S</meta:editing-duration>
    <meta:editing-cycles>4</meta:editing-cycles>
    <meta:generator>LibreOffice/4.2.4.2$Linux_X86_64 LibreOffice_project/420m0$Build-2</meta:generator>
    <meta:document-statistic meta:table-count="0" meta:image-count="0" meta:object-count="0" meta:page-count="1" meta:paragraph-count="3" meta:word-count="94" meta:character-count="164" meta:non-whitespace-character-count="160"/>
  </office:meta>
</office:document-meta>
</file>